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et.newInstance( boolean isFinite , Set finite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Set.NameSet( boolean isFinite , Set finit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et.substract( NameSet w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ameSet.union( NameSet wi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ameSet.intersectFiniteSets( Set a , Se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et.intersect( NameSet wi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ameSet.i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substractFrom( NameSet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et.contain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